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ce3"/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Respons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ono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ador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fegirDispositiu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ta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ditorLaberint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frameAmbLog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historicUsuari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g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gin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menu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artida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nking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pintadorLaberint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pintadorPartida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berint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scadorCamiMinim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scadorCamiMaxim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ucio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ella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orCamins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listaOrdenadaCandidats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oladorTeclat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ontrolador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reccio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element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erintsPredefinits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buscadorCamins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inalitzarPartida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ormatLaberint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generadorLaberint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historic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historicBuit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iniciarPartida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itemMovibleIniciat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erintsPredefinits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artida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unt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storicMoviments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la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erint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erintAleatori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erintLinealHoritzontal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erintLinealVertical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tasma1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tasma2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tasma3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mMovible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cman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tida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sonatge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e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nt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uari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tils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idadorLaberint</text:p>
          </table:table-cell>
          <table:table-cell office:value-type="string" calcext:value-type="string">
            <text:p>Osc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20:07:28.800889018</meta:creation-date>
    <dc:date>2015-06-01T00:30:01.494379912</dc:date>
    <meta:editing-duration>PT3H57M53S</meta:editing-duration>
    <meta:editing-cycles>1</meta:editing-cycles>
    <meta:document-statistic meta:table-count="1" meta:cell-count="120" meta:object-count="0"/>
    <meta:generator>LibreOffice/4.3.3.2$Linux_X86_64 LibreOffice_project/430m0$Build-2</meta:generator>
  </office:meta>
</office:document-meta>
</file>